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F4000003E893DB284C8978C888.png" manifest:media-type="image/png"/>
  <manifest:file-entry manifest:full-path="Pictures/10000201000002C3000002C374C5AFDE136FE265.png" manifest:media-type="image/png"/>
  <manifest:file-entry manifest:full-path="Pictures/10000639000067750000677563497271321B7DB3.svg" manifest:media-type="image/svg+xml"/>
  <manifest:file-entry manifest:full-path="Pictures/1000059F0000584C0000B07E8523175F7183CF42.svg" manifest:media-type="image/svg+xml"/>
  <manifest:file-entry manifest:full-path="Pictures/1000020100000258000002589597E17E970EFF0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639cm, 0cm, 4.632cm)" draw:image-opacity="100%" style:mirror="none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opacity="100%" draw:opacity-name="Transparency_20_6" draw:textarea-horizontal-align="justify" draw:textarea-vertical-align="top" draw:auto-grow-height="false" fo:min-height="26.544cm" fo:min-width="7.994cm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38cm" fo:min-width="2.56cm" fo:padding-top="0.151cm" fo:padding-bottom="0.151cm" fo:padding-left="0.276cm" fo:padding-right="0.276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1" draw:id="id11" draw:layer="layout" svg:width="5cm" svg:height="5cm" svg:x="15cm" svg:y="12.6cm">
          <draw:image xlink:href="Pictures/1000020100000258000002589597E17E970EFF0C.png" xlink:type="simple" xlink:show="embed" xlink:actuate="onLoad" loext:mime-type="image/png">
            <text:p/>
          </draw:image>
        </draw:frame>
        <draw:frame draw:style-name="gr2" draw:text-style-name="P1" xml:id="id2" draw:id="id2" draw:layer="layout" svg:width="2cm" svg:height="4cm" svg:x="2cm" svg:y="8cm">
          <draw:image xlink:href="Pictures/1000059F0000584C0000B07E8523175F7183CF42.svg" xlink:type="simple" xlink:show="embed" xlink:actuate="onLoad" loext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1F4000003E893DB284C8978C888.png" xlink:type="simple" xlink:show="embed" xlink:actuate="onLoad" loext:mime-type="image/png"/>
        </draw:frame>
        <draw:frame draw:style-name="gr3" draw:text-style-name="P1" xml:id="id7" draw:id="id7" draw:layer="layout" svg:width="2.599cm" svg:height="4cm" svg:x="1.7cm" svg:y="18.7cm">
          <draw:image xlink:href="Pictures/10000639000067750000677563497271321B7DB3.svg" xlink:type="simple" xlink:show="embed" xlink:actuate="onLoad" loext:mime-type="image/svg+xml">
            <text:p/>
          </draw:image>
          <draw:image xlink:href="Pictures/10000201000002C3000002C374C5AFDE136FE265.png" xlink:type="simple" xlink:show="embed" xlink:actuate="onLoad" loext:mime-type="image/png"/>
        </draw:frame>
        <draw:custom-shape draw:style-name="gr4" draw:text-style-name="P2" draw:layer="layout" svg:width="8.6cm" svg:height="26.9cm" svg:x="5.6cm" svg:y="1.4cm">
          <text:p text:style-name="P1">Reservation booking system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4.4cm" svg:height="2.6cm" svg:x="7.7cm" svg:y="2.5cm">
          <text:p text:style-name="P1">Check <text:s/>table </text:p>
          <text:p text:style-name="P1">availabilit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3" draw:id="id3" draw:layer="layout" svg:width="4.4cm" svg:height="2.6cm" svg:x="7.7cm" svg:y="5.8cm">
          <text:p text:style-name="P1">Reserve tab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4" draw:id="id4" draw:layer="layout" svg:width="4.4cm" svg:height="2.6cm" svg:x="7.7cm" svg:y="8.9cm">
          <text:p text:style-name="P1">Change </text:p>
          <text:p text:style-name="P1">reserv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4.4cm" svg:height="2.6cm" svg:x="7.7cm" svg:y="12.1cm">
          <text:p text:style-name="P1">Cancel </text:p>
          <text:p text:style-name="P1">reserv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4.4cm" svg:height="2.6cm" svg:x="7.7cm" svg:y="15.4cm">
          <text:p text:style-name="P1">Confirm </text:p>
          <text:p text:style-name="P1">reserv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4.4cm" svg:height="2.6cm" svg:x="7.7cm" svg:y="18.7cm">
          <text:p text:style-name="P1">Notify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4.4cm" svg:height="2.6cm" svg:x="7.7cm" svg:y="21.9cm">
          <text:p text:style-name="P1">Visualize all </text:p>
          <text:p text:style-name="P1">reserv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4.4cm" svg:height="2.6cm" svg:x="7.6cm" svg:y="25cm">
          <text:p text:style-name="P1">Add </text:p>
          <text:p text:style-name="P1">restaurant </text:p>
          <text:p text:style-name="P1">detai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7.7cm" svg:y1="3.8cm" svg:x2="4cm" svg:y2="10cm" draw:start-shape="id1" draw:start-glue-point="6" draw:end-shape="id2" draw:end-glue-point="1" svg:d="M7700 3800l-3700 6200" svg:viewBox="0 0 3701 6201">
          <text:p/>
        </draw:connector>
        <draw:connector draw:style-name="gr6" draw:text-style-name="P3" draw:layer="layout" draw:type="line" svg:x1="7.7cm" svg:y1="7.1cm" svg:x2="4cm" svg:y2="10cm" draw:start-shape="id3" draw:start-glue-point="6" draw:end-shape="id2" draw:end-glue-point="1" svg:d="M7700 7100l-3700 2900" svg:viewBox="0 0 3701 2901">
          <text:p/>
        </draw:connector>
        <draw:connector draw:style-name="gr6" draw:text-style-name="P3" draw:layer="layout" draw:type="line" svg:x1="7.7cm" svg:y1="10.2cm" svg:x2="4cm" svg:y2="10cm" draw:start-shape="id4" draw:start-glue-point="6" draw:end-shape="id2" draw:end-glue-point="1" svg:d="M7700 10200l-3700-200" svg:viewBox="0 0 3701 201">
          <text:p/>
        </draw:connector>
        <draw:connector draw:style-name="gr6" draw:text-style-name="P3" draw:layer="layout" draw:type="line" svg:x1="7.7cm" svg:y1="13.4cm" svg:x2="4cm" svg:y2="10cm" draw:start-shape="id5" draw:start-glue-point="6" draw:end-shape="id2" draw:end-glue-point="1" svg:d="M7700 13400l-3700-3400" svg:viewBox="0 0 3701 3401">
          <text:p/>
        </draw:connector>
        <draw:connector draw:style-name="gr6" draw:text-style-name="P3" draw:layer="layout" draw:type="line" svg:x1="7.7cm" svg:y1="16.7cm" svg:x2="4.299cm" svg:y2="20.7cm" draw:start-shape="id6" draw:start-glue-point="6" draw:end-shape="id7" draw:end-glue-point="1" svg:d="M7700 16700l-3401 4000" svg:viewBox="0 0 3402 4001">
          <text:p/>
        </draw:connector>
        <draw:connector draw:style-name="gr6" draw:text-style-name="P3" draw:layer="layout" draw:type="line" svg:x1="7.7cm" svg:y1="20cm" svg:x2="4.299cm" svg:y2="20.7cm" draw:start-shape="id8" draw:start-glue-point="6" draw:end-shape="id7" draw:end-glue-point="1" svg:d="M7700 20000l-3401 700" svg:viewBox="0 0 3402 701">
          <text:p/>
        </draw:connector>
        <draw:connector draw:style-name="gr6" draw:text-style-name="P3" draw:layer="layout" draw:type="line" svg:x1="7.7cm" svg:y1="23.2cm" svg:x2="4.299cm" svg:y2="20.7cm" draw:start-shape="id9" draw:start-glue-point="6" draw:end-shape="id7" draw:end-glue-point="1" svg:d="M7700 23200l-3401-2500" svg:viewBox="0 0 3402 2501">
          <text:p/>
        </draw:connector>
        <draw:connector draw:style-name="gr6" draw:text-style-name="P3" draw:layer="layout" draw:type="line" svg:x1="7.6cm" svg:y1="26.3cm" svg:x2="4.299cm" svg:y2="20.7cm" draw:start-shape="id10" draw:start-glue-point="6" draw:end-shape="id7" draw:end-glue-point="1" svg:d="M7600 26300l-3301-5600" svg:viewBox="0 0 3302 5601">
          <text:p/>
        </draw:connector>
        <draw:connector draw:style-name="gr6" draw:text-style-name="P3" draw:layer="layout" draw:type="line" svg:x1="15cm" svg:y1="15.1cm" svg:x2="12.1cm" svg:y2="3.8cm" draw:start-shape="id11" draw:start-glue-point="3" draw:end-shape="id1" draw:end-glue-point="10" svg:d="M15000 15100l-2900-11300" svg:viewBox="0 0 2901 11301">
          <text:p/>
        </draw:connector>
        <draw:connector draw:style-name="gr6" draw:text-style-name="P3" draw:layer="layout" draw:type="line" svg:x1="15cm" svg:y1="15.1cm" svg:x2="12.1cm" svg:y2="7.1cm" draw:start-shape="id11" draw:start-glue-point="3" draw:end-shape="id3" draw:end-glue-point="10" svg:d="M15000 15100l-2900-8000" svg:viewBox="0 0 2901 8001">
          <text:p/>
        </draw:connector>
        <draw:connector draw:style-name="gr6" draw:text-style-name="P3" draw:layer="layout" draw:type="line" svg:x1="15cm" svg:y1="15.1cm" svg:x2="12.1cm" svg:y2="10.2cm" draw:start-shape="id11" draw:start-glue-point="3" draw:end-shape="id4" draw:end-glue-point="10" svg:d="M15000 15100l-2900-4900" svg:viewBox="0 0 2901 4901">
          <text:p/>
        </draw:connector>
        <draw:connector draw:style-name="gr6" draw:text-style-name="P3" draw:layer="layout" draw:type="line" svg:x1="15cm" svg:y1="15.1cm" svg:x2="12.1cm" svg:y2="13.4cm" draw:start-shape="id11" draw:start-glue-point="3" draw:end-shape="id5" draw:end-glue-point="10" svg:d="M15000 15100l-2900-1700" svg:viewBox="0 0 2901 1701">
          <text:p/>
        </draw:connector>
        <draw:connector draw:style-name="gr6" draw:text-style-name="P3" draw:layer="layout" draw:type="line" svg:x1="15cm" svg:y1="15.1cm" svg:x2="12.1cm" svg:y2="16.7cm" draw:start-shape="id11" draw:start-glue-point="3" draw:end-shape="id6" draw:end-glue-point="10" svg:d="M15000 15100l-2900 1600" svg:viewBox="0 0 2901 1601">
          <text:p/>
        </draw:connector>
        <draw:connector draw:style-name="gr6" draw:text-style-name="P3" draw:layer="layout" draw:type="line" svg:x1="15cm" svg:y1="15.1cm" svg:x2="12.1cm" svg:y2="20cm" draw:start-shape="id11" draw:start-glue-point="3" draw:end-shape="id8" draw:end-glue-point="10" svg:d="M15000 15100l-2900 4900" svg:viewBox="0 0 2901 4901">
          <text:p/>
        </draw:connector>
        <draw:connector draw:style-name="gr6" draw:text-style-name="P3" draw:layer="layout" draw:type="line" svg:x1="15cm" svg:y1="15.1cm" svg:x2="12.1cm" svg:y2="23.2cm" draw:start-shape="id11" draw:start-glue-point="3" draw:end-shape="id9" draw:end-glue-point="10" svg:d="M15000 15100l-2900 8100" svg:viewBox="0 0 2901 8101">
          <text:p/>
        </draw:connector>
        <draw:connector draw:style-name="gr6" draw:text-style-name="P3" draw:layer="layout" draw:type="line" svg:x1="15cm" svg:y1="15.1cm" svg:x2="12cm" svg:y2="26.3cm" draw:start-shape="id11" draw:start-glue-point="3" draw:end-shape="id10" draw:end-glue-point="10" svg:d="M15000 15100l-3000 11200" svg:viewBox="0 0 3001 11201">
          <text:p/>
        </draw:connector>
        <draw:frame draw:style-name="gr7" draw:text-style-name="P4" draw:layer="layout" svg:width="3.601cm" svg:height="12.338cm" svg:x="1.199cm" svg:y="12.305cm">
          <draw:text-box>
            <text:p text:style-name="P1">Client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Restaurant</text:p>
            <text:p text:style-name="P1">Manager</text:p>
          </draw:text-box>
        </draw:frame>
        <draw:frame draw:style-name="gr7" draw:text-style-name="P5" draw:layer="layout" svg:width="3.601cm" svg:height="0.962cm" svg:x="15.7cm" svg:y="18cm">
          <draw:text-box>
            <text:p>Restaura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4:31:39.866496804</meta:creation-date>
    <dc:date>2019-04-30T15:33:10.047616585</dc:date>
    <meta:editing-duration>PT7M26S</meta:editing-duration>
    <meta:editing-cycles>2</meta:editing-cycles>
    <meta:generator>LibreOffice/6.1.4.2$MacOSX_X86_64 LibreOffice_project/9d0f32d1f0b509096fd65e0d4bec26ddd1938fd3</meta:generator>
    <meta:document-statistic meta:object-count="30"/>
  </office:meta>
</office:document-meta>
</file>